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officeooo:rsid="0009a7f3" officeooo:paragraph-rsid="0009a7f3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9a7f3" officeooo:paragraph-rsid="0009a7f3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901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Sysex2 3TPIFE</text:p>
      <text:p text:style-name="P4"/>
      <text:p text:style-name="Standard">1. Restore the Ubuntu installation from the Samba server (using Clonezilla)</text:p>
      <text:p text:style-name="Standard"><text:tab/><text:span text:style-name="T2">You should use the following settings:</text:span></text:p>
      <text:p text:style-name="Standard"><text:tab/><text:span text:style-name="T2">Samba server</text:span></text:p>
      <text:p text:style-name="Standard"><text:tab/><text:span text:style-name="T2">DHCP</text:span></text:p>
      <text:p text:style-name="Standard"><text:tab/><text:span text:style-name="T2">The IP address of the server is: 192.168.2.40</text:span></text:p>
      <text:p text:style-name="Standard"><text:tab/><text:span text:style-name="T2">Domain: WORKGROUP</text:span></text:p>
      <text:p text:style-name="Standard"><text:tab/><text:span text:style-name="T2">Username: dan</text:span></text:p>
      <text:p text:style-name="Standard"><text:tab/><text:span text:style-name="T2">Images folder: /test-3tpife</text:span></text:p>
      <text:p text:style-name="Standard"><text:tab/><text:span text:style-name="T2">Password: tpife</text:span></text:p>
      <text:p text:style-name="Standard"/>
      <text:p text:style-name="Standard">2. There are three users in this Ubuntu installation:</text:p>
      <text:p text:style-name="Standard"/>
      <text:p text:style-name="Standard"><text:tab/>3tpife – you don’t have access to</text:p>
      <text:p text:style-name="Standard"/>
      <text:p text:style-name="Standard"><text:tab/>UserA</text:p>
      <text:p text:style-name="Standard"><text:tab/>Password: tpife</text:p>
      <text:p text:style-name="Standard"/>
      <text:p text:style-name="Standard"><text:tab/>UserB</text:p>
      <text:p text:style-name="Standard"><text:tab/>Password: tpife</text:p>
      <text:p text:style-name="Standard"/>
      <text:p text:style-name="Standard">The UserA has a few files that he/she wants to share with UserB under his <text:span text:style-name="Default_20_Paragraph_20_Font"><text:span text:style-name="T1">home</text:span></text:span>/UserA/FilesToShare folder.</text:p>
      <text:p text:style-name="Standard"/>
      <text:p text:style-name="Standard">Both users (UserA and UserB) already belong to the usergroup lpem</text:p>
      <text:p text:style-name="Standard"/>
      <text:p text:style-name="P1">Login as UserA and:</text:p>
      <text:p text:style-name="Standard"/>
      <text:p text:style-name="Standard">Taks 1:</text:p>
      <text:p text:style-name="Standard">Change the <text:span text:style-name="T2">group </text:span>ownership of the <text:span text:style-name="Default_20_Paragraph_20_Font"><text:span text:style-name="T1">home</text:span></text:span>/UserA/FilesToShare folder to the lpem group.</text:p>
      <text:p text:style-name="Standard"/>
      <text:p text:style-name="Standard">Taks 2:</text:p>
      <text:p text:style-name="Standard">Change the group access rights of the <text:span text:style-name="Default_20_Paragraph_20_Font"><text:span text:style-name="T1">home</text:span></text:span>/UserA/FilesToShare folder to allow reading to group users.</text:p>
      <text:p text:style-name="Standard"/>
      <text:p text:style-name="Standard">Task 3:</text:p>
      <text:p text:style-name="Standard">Change the access rights for the home/UserA such that anyone can enter and list the contents of this folder.</text:p>
      <text:p text:style-name="Standard"/>
      <text:p text:style-name="P1">Login as UserB and:</text:p>
      <text:p text:style-name="Standard">List (view) the contents of the .bash_history file</text:p>
      <text:p text:style-name="Standard"/>
      <text:p text:style-name="Standard">Task 1:</text:p>
      <text:p text:style-name="Standard">Under the <text:span text:style-name="Default_20_Paragraph_20_Font"><text:span text:style-name="T1">home/</text:span></text:span>UserB folder create one single line script that extracts from the .bash_history the the commands from line 4 to line 12 (inclusive). This script should be named “extractScript”.</text:p>
      <text:p text:style-name="Standard">The result of the extractScript should be named makeFoldersScript.</text:p>
      <text:p text:style-name="Standard"/>
      <text:p text:style-name="Standard">Task 2:</text:p>
      <text:p text:style-name="Standard">Run the makeFoldersScript.</text:p>
      <text:p text:style-name="Standard">You should now have a folder structure as following:</text:p>
      <text:p text:style-name="Standard"/>
      <text:p text:style-name="Standard"><text:soft-page-break/>LPEM – 2018</text:p>
      <text:p text:style-name="Standard"><text:tab/><text:tab/>- 3TPIFE</text:p>
      <text:p text:style-name="Standard"><text:tab/><text:tab/>- 4GIG</text:p>
      <text:p text:style-name="Standard"><text:tab/><text:tab/>- 4TPIFE</text:p>
      <text:p text:style-name="Standard"><text:tab/>- 2019</text:p>
      <text:p text:style-name="Standard"><text:tab/><text:tab/>- 3TPIFE</text:p>
      <text:p text:style-name="Standard"><text:tab/><text:tab/>- 4GIG</text:p>
      <text:p text:style-name="Standard"><text:tab/><text:tab/>- 4TPIFE</text:p>
      <text:p text:style-name="Standard"/>
      <text:p text:style-name="Standard">Task 3:</text:p>
      <text:p text:style-name="Standard"/>
      <text:p text:style-name="Standard">Make a script that does the following:</text:p>
      <text:p text:style-name="Standard"/>
      <text:p text:style-name="Standard">- copy under each year/folder the corresponding file from the home/UserA/FilesToShare:</text:p>
      <text:p text:style-name="Standard"/>
      <text:p text:style-name="Standard">The file named “eleves_3tpife_2019” should be copied under home/UserB/LPEM/2019/3TPIFE</text:p>
      <text:p text:style-name="Standard">The file named “eleves_4tpife_2018” should be copied under home/UserB/LPEM/2018/4TPIFE</text:p>
      <text:p text:style-name="Standard">The file named “eleves_4tpife_2019” should be copied under home/UserB/LPEM/2019/4TPIFE</text:p>
      <text:p text:style-name="Standard">The file named “eleves_4gig_2018” should be copied under home/UserB/LPEM/2018/4GIG</text:p>
      <text:p text:style-name="Standard">The file named “eleves_4gig_2019” should be copied under home/UserB/LPEM/2019/4GIG</text:p>
      <text:p text:style-name="Standard"/>
      <text:p text:style-name="Standard">Note: there is no file for the 2018/3TPIFE folder.</text:p>
      <text:p text:style-name="Standard"/>
      <text:p text:style-name="Standard">Task 4:</text:p>
      <text:p text:style-name="Standard"/>
      <text:p text:style-name="Standard">Search for the student “Alix HIME” in all the given files.</text:p>
      <text:p text:style-name="Standard">Write the output of your search in a file named Alex_HIME under /home/UserB/ folder.</text:p>
      <text:p text:style-name="Standard"/>
      <text:p text:style-name="Standard">Task 5: </text:p>
      <text:p text:style-name="Standard"/>
      <text:p text:style-name="Standard">Sort in alphabetical order after the family name (the second name) and display the sorted results of the file eleves_3tpife_2019 file.</text:p>
      <text:p text:style-name="Standard"/>
      <text:p text:style-name="Standard">Task 6:</text:p>
      <text:p text:style-name="Standard"/>
      <text:p text:style-name="Standard">Put the sorted results from Task 5 into a file named eleves_sorted in the same folder as the unsorted file (/home/UserB/LPEM/2019/3TPIFE)</text:p>
      <text:p text:style-name="Standard"/>
      <text:p text:style-name="Standard"/>
      <text:p text:style-name="P1">Final task:</text:p>
      <text:p text:style-name="P1"/>
      <text:p text:style-name="Standard">Backup the entire Ubuntu installation on the server. Use the same credentials that you used when restoring the image. Save the image <text:span text:style-name="T2">under</text:span> yourName-exa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1-17T08:07:00Z</meta:creation-date>
    <dc:date>2019-01-17T12:08:40.079191608</dc:date>
    <meta:editing-cycles>12</meta:editing-cycles>
    <meta:editing-duration>PT6M21S</meta:editing-duration>
    <meta:document-statistic meta:table-count="0" meta:image-count="0" meta:object-count="0" meta:page-count="2" meta:paragraph-count="59" meta:word-count="401" meta:character-count="2600" meta:non-whitespace-character-count="2229"/>
    <meta:template xlink:type="simple" xlink:actuate="onRequest" xlink:title="" xlink:href="../../../../tmp/mozilla_dan0/exam1.odt/Normal.dotm"/>
  </office:meta>
</office:document-meta>
</file>